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596cm" fo:margin-left="0.092cm" table:align="left"/>
    </style:style>
    <style:style style:name="Table1.A" style:family="table-column">
      <style:table-column-properties style:column-width="13.596cm"/>
    </style:style>
    <style:style style:name="Table1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>
      <style:text-properties fo:language="en" fo:country="IN" fo:font-style="italic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Preformatted_20_Text" style:list-style-name="L2"/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 style:list-style-name="L2">
      <style:paragraph-properties fo:margin-top="0cm" fo:margin-bottom="0.499cm" loext:contextual-spacing="false"/>
    </style:style>
    <style:style style:name="P13" style:family="paragraph" style:parent-style-name="Preformatted_20_Text" style:list-style-name="L4">
      <style:paragraph-properties fo:margin-top="0cm" fo:margin-bottom="0.499cm" loext:contextual-spacing="false"/>
    </style:style>
    <style:style style:name="T1" style:family="text">
      <style:text-properties fo:font-style="italic"/>
    </style:style>
    <style:style style:name="T2" style:family="text">
      <style:text-properties fo:font-style="italic" style:text-underline-style="solid" style:text-underline-width="auto" style:text-underline-color="font-color" fo:font-weight="bold"/>
    </style:style>
    <style:style style:name="T3" style:family="text">
      <style:text-properties fo:language="en" fo:country="IN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 programming with Hello World Example</text:h>
      <text:p text:style-name="Standard"/>
      <text:p text:style-name="Standard"/>
      <text:p text:style-name="Standard"/>
      <text:p text:style-name="Text_20_body">The process of Java programming can be simplified in three steps:</text:p>
      <text:list xml:id="list982411476" text:style-name="L1">
        <text:list-item>
          <text:p text:style-name="P7">Create the program by typing it into a text editor and saving it to a file – HelloWorld.java. </text:p>
        </text:list-item>
        <text:list-item>
          <text:p text:style-name="P7">Compile it by typing “javac HelloWorld.java” in the terminal window. </text:p>
        </text:list-item>
        <text:list-item>
          <text:p text:style-name="P1">Execute (or run) it by typing “java HelloWorld” in the terminal window. </text:p>
        </text:list-item>
      </text:list>
      <text:section text:style-name="Sect1" text:name="practiceLinkDiv">
        <text:h text:style-name="Heading_20_2" text:outline-level="2"><text:a xlink:type="simple" xlink:href="https://practice.geeksforgeeks.org/problems/java-hello-world/0" text:style-name="Internet_20_link" text:visited-style-name="Visited_20_Internet_20_Link">Recommended: Please solve it on “</text:a><text:a xlink:type="simple" xlink:href="https://practice.geeksforgeeks.org/problems/java-hello-world/0" text:style-name="Internet_20_link" text:visited-style-name="Visited_20_Internet_20_Link"><text:span text:style-name="T2">PRACTICE</text:span></text:a><text:a xlink:type="simple" xlink:href="https://practice.geeksforgeeks.org/problems/java-hello-world/0" text:style-name="Internet_20_link" text:visited-style-name="Visited_20_Internet_20_Link">” first, before moving on to the solution.</text:a></text:h>
      </text:section>
      <text:p text:style-name="Text_20_body">Below given  program is the simplest program of Java printing “Hello World” to the screen. Let us try to understand every bit of code step by step.</text:p>
      <text:p text:style-name="Text_20_body"><text:bookmark text:name="copy-code-button"/><text:span text:style-name="T1">filter_none</text:span> </text:p>
      <text:p text:style-name="Text_20_body"><text:bookmark text:name="run-and-edit-button"/><text:span text:style-name="T3">edit</text:span> </text:p>
      <text:p text:style-name="P2"><text:bookmark text:name="run-code-button"/>play_arrow</text:p>
      <text:p text:style-name="Text_20_body"><text:span text:style-name="T1">brightness_4</text:span> </text:p>
      <text:section text:style-name="Sect1" text:name="highlighter_926970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/* This is a simple Java program. </text:span></text:p>
              <text:p text:style-name="Table_20_Contents"><text:span text:style-name="Source_20_Text"><text:s text:c="2"/>FileName : "HelloWorld.java". */</text:span></text:p>
              <text:p text:style-name="Table_20_Contents"><text:span text:style-name="Source_20_Text">class</text:span> <text:span text:style-name="Source_20_Text">HelloWorld </text:span></text:p>
              <text:p text:style-name="Table_20_Contents"><text:span text:style-name="Source_20_Text">{ </text:span></text:p>
              <text:p text:style-name="Table_20_Contents"><text:span text:style-name="Source_20_Text"><text:s text:c="4"/>// Your program begins with a call to main(). </text:span></text:p>
              <text:p text:style-name="Table_20_Contents"><text:span text:style-name="Source_20_Text"><text:s text:c="4"/>// Prints "Hello, World" to the terminal window. </text:span></text:p>
              <text:p text:style-name="Table_20_Contents"><text:span text:style-name="Source_20_Text"><text:s text:c="4"/>public</text:span> <text:span text:style-name="Source_20_Text">static</text:span> <text:span text:style-name="Source_20_Text">void</text:span> <text:span text:style-name="Source_20_Text">main(String args[]) </text:span></text:p>
              <text:p text:style-name="Table_20_Contents"><text:span text:style-name="Source_20_Text"><text:s text:c="4"/>{ </text:span></text:p>
              <text:p text:style-name="Table_20_Contents"><text:span text:style-name="Source_20_Text"><text:s text:c="9"/>System.out.println("Hello, World"); </text:span></text:p>
              <text:p text:style-name="Table_20_Contents"><text:span text:style-name="Source_20_Text"><text:s text:c="4"/>} </text:span></text:p>
              <text:p text:style-name="Table_20_Contents"><text:span text:style-name="Source_20_Text">} </text:span></text:p>
            </table:table-cell>
          </table:table-row>
          <table:table-row>
            <table:table-cell table:style-name="Table1.A1" office:value-type="string">
              <text:p text:style-name="Table_20_Contents"/>
            </table:table-cell>
          </table:table-row>
        </table:table>
      </text:section>
      <text:p text:style-name="Text_20_body">Output:</text:p>
      <text:p text:style-name="P11">Hello, World</text:p>
      <text:p text:style-name="Text_20_body">The “Hello World!” program consists of three primary components: the HelloWorld class definition, the <text:span text:style-name="Source_20_Text">main</text:span> method and source code comments. Following explanation will provide you with a basic understanding of the code:</text:p>
      <text:list xml:id="list1597507033" text:style-name="L2">
        <text:list-item>
          <text:p text:style-name="P3"><text:span text:style-name="Strong_20_Emphasis">Class definition:</text:span>This line uses the keyword <text:span text:style-name="Strong_20_Emphasis">class </text:span>to declare that a new class is being defined. </text:p>
          <text:p text:style-name="P12">class HelloWorld </text:p>
          <text:p text:style-name="P3"><text:soft-page-break/><text:span text:style-name="Strong_20_Emphasis">HelloWorld</text:span> is an identifier that is the name of the class. The entire class definition, including all of its members, will be between the opening curly brace  <text:span text:style-name="Strong_20_Emphasis">{</text:span>  and the closing curly brace<text:span text:style-name="Strong_20_Emphasis">  }</text:span> .</text:p>
        </text:list-item>
        <text:list-item>
          <text:p text:style-name="P3"><text:span text:style-name="Strong_20_Emphasis">main method: </text:span>In Java programming language, every application must contain a <text:span text:style-name="Source_20_Text">main</text:span> method whose signature is: </text:p>
          <text:p text:style-name="P10">public static void main(String[] args)</text:p>
          <text:p text:style-name="P10"/>
          <text:p text:style-name="P10"><text:span text:style-name="Strong_20_Emphasis">public</text:span>: So that <text:a xlink:type="simple" xlink:href="https://www.geeksforgeeks.org/jvm-works-jvm-architecture/" text:style-name="Internet_20_link" text:visited-style-name="Visited_20_Internet_20_Link">JVM</text:a> can execute the method from anywhere.</text:p>
          <text:p text:style-name="P10"><text:span text:style-name="Strong_20_Emphasis">static</text:span>: Main method is to be called without object. </text:p>
          <text:p text:style-name="P10">The modifiers public and static can be written in either order.</text:p>
          <text:p text:style-name="P10"><text:span text:style-name="Strong_20_Emphasis">void</text:span>: The main method doesn't return anything.</text:p>
          <text:p text:style-name="P10"><text:span text:style-name="Strong_20_Emphasis">main()</text:span>: Name configured in the <text:a xlink:type="simple" xlink:href="https://www.geeksforgeeks.org/jvm-works-jvm-architecture/" text:style-name="Internet_20_link" text:visited-style-name="Visited_20_Internet_20_Link">JVM</text:a>.</text:p>
          <text:p text:style-name="P10"><text:span text:style-name="Strong_20_Emphasis">String[]</text:span>: The main method accepts a single argument: </text:p>
          <text:p text:style-name="P12"><text:s text:c="10"/>an array of elements of type String.</text:p>
          <text:p text:style-name="P3">Like in C/C++, main method is the entry point for your application and will subsequently invoke all the other methods required by your program.</text:p>
        </text:list-item>
        <text:list-item>
          <text:p text:style-name="P3">The next line of code is shown here. Notice that it occurs inside main( ). </text:p>
          <text:p text:style-name="P12">System.out.println("Hello, World");</text:p>
          <text:p text:style-name="P3">This line outputs the string “Hello, World” followed by a new line on the screen. Output is actually accomplished by the built-in println(<text:span text:style-name="Emphasis"> )</text:span> method. <text:span text:style-name="Strong_20_Emphasis">System</text:span> is a predefined class that provides access to the system, and <text:span text:style-name="Strong_20_Emphasis">out</text:span> is the variable of type output stream that is connected to the console.</text:p>
        </text:list-item>
        <text:list-item>
          <text:p text:style-name="P3">Comments: They can either be multi-line or single line comments. </text:p>
          <text:p text:style-name="P10">/* This is a simple Java program. </text:p>
          <text:p text:style-name="P12">Call this file "HelloWorld.java". */</text:p>
          <text:p text:style-name="P3">This is a multiline comment. This type of comment must begin with /* and end with */. For single line you may directly use // as in C/C++.</text:p>
        </text:list-item>
      </text:list>
      <text:p text:style-name="Text_20_body"><text:span text:style-name="Strong_20_Emphasis">Important Points</text:span>:</text:p>
      <text:list xml:id="list1253489473" text:style-name="L3">
        <text:list-item>
          <text:p text:style-name="P8">The name of the class defined by the program is HelloWorld, which is same as name of file(HelloWorld.java). This is not a coincidence. In Java, all codes must reside inside a class and there is at most one public class which contain main() method. </text:p>
        </text:list-item>
        <text:list-item>
          <text:p text:style-name="P4">By convention, the name of the main class(class which contain main method) should match the name of the file that holds the program. </text:p>
        </text:list-item>
      </text:list>
      <text:p text:style-name="Text_20_body"><text:span text:style-name="Strong_20_Emphasis">Compiling the program </text:span>:</text:p>
      <text:list xml:id="list2134942786" text:style-name="L4">
        <text:list-item>
          <text:p text:style-name="P9">After successfully <text:a xlink:type="simple" xlink:href="https://www.geeksforgeeks.org/setting-environment-java/" text:style-name="Internet_20_link" text:visited-style-name="Visited_20_Internet_20_Link">setting up the environment</text:a>, we can open terminal in both Windows/Unix and can go to directory where the file – HelloWorld.java is present. </text:p>
        </text:list-item>
        <text:list-item>
          <text:p text:style-name="P5">Now, to compile the HelloWorld program, execute the compiler – javac , specifying the name of the <text:span text:style-name="Strong_20_Emphasis">source</text:span> file on the command line, as shown: </text:p>
          <text:p text:style-name="P13">javac HelloWorld.java </text:p>
        </text:list-item>
        <text:list-item>
          <text:p text:style-name="P5">The compiler creates a file called HelloWorld.class (in present working directory) that contains the bytecode version of the program. Now, to execute our program, <text:a xlink:type="simple" xlink:href="https://www.geeksforgeeks.org/jvm-works-jvm-architecture/" text:style-name="Internet_20_link" text:visited-style-name="Visited_20_Internet_20_Link"><text:span text:style-name="Strong_20_Emphasis">JVM</text:span></text:a>(Java <text:soft-page-break/>Virtual Machine) needs to be called using java, specifying the name of the <text:span text:style-name="Strong_20_Emphasis">class</text:span> file on the command line, as shown: </text:p>
          <text:p text:style-name="P13">java HelloWorld</text:p>
          <text:p text:style-name="P5">This will print “Hello World” to the terminal screen.</text:p>
        </text:list-item>
      </text:list>
      <text:p text:style-name="P6"><text:span text:style-name="Strong_20_Emphasis">In Windows</text:span></text:p>
      <text:p text:style-name="Text_20_body"><draw:a xlink:type="simple" xlink:href="http://cdncontribute.geeksforgeeks.org/wp-content/uploads/Capture15.png"><draw:frame draw:style-name="fr1" draw:name="Image1" text:anchor-type="as-char" svg:width="15.526cm" svg:height="7.086cm" draw:z-index="0"><draw:image xlink:href="http://cdncontribute.geeksforgeeks.org/wp-content/uploads/Capture15.png" xlink:type="simple" xlink:show="embed" xlink:actuate="onLoad" loext:mime-type=""/><svg:title>Capture</svg:title></draw:frame></draw:a></text:p>
      <text:p text:style-name="P6"><text:span text:style-name="Strong_20_Emphasis">In Linux</text:span></text:p>
      <text:p text:style-name="Text_20_body"><draw:a xlink:type="simple" xlink:href="http://cdncontribute.geeksforgeeks.org/wp-content/uploads/VirtualBox_Hadoop_ubuntu_SN_07_02_2017_03_37_06.png"><draw:frame draw:style-name="fr1" draw:name="Image2" text:anchor-type="as-char" svg:width="17.274cm" svg:height="9.246cm" draw:z-index="1"><draw:image xlink:href="http://cdncontribute.geeksforgeeks.org/wp-content/uploads/VirtualBox_Hadoop_ubuntu_SN_07_02_2017_03_37_06.png" xlink:type="simple" xlink:show="embed" xlink:actuate="onLoad" loext:mime-type=""/><svg:title>VirtualBox_Hadoop_ubuntu_SN_07_02_2017_03_37_06</svg:title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3:38:53.107134354</meta:creation-date>
    <dc:date>2019-07-22T15:56:06.887857965</dc:date>
    <meta:editing-duration>PT2H7M3S</meta:editing-duration>
    <meta:editing-cycles>1</meta:editing-cycles>
    <meta:document-statistic meta:table-count="1" meta:image-count="2" meta:object-count="0" meta:page-count="3" meta:paragraph-count="59" meta:word-count="649" meta:character-count="3900" meta:non-whitespace-character-count="3245"/>
    <meta:generator>LibreOffice/6.0.7.3$Linux_X86_64 LibreOffice_project/00m0$Build-3</meta:generator>
  </office:meta>
</office:document-meta>
</file>